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vo" fo:font-size="16pt" officeooo:rsid="000e8e04" officeooo:paragraph-rsid="000e8e04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5.1457in"/>
          <style:tab-stop style:position="5.552in"/>
        </style:tab-stops>
      </style:paragraph-properties>
      <style:text-properties officeooo:paragraph-rsid="00125d4b"/>
    </style:style>
    <style:style style:name="T1" style:family="text">
      <style:text-properties fo:color="#428bca" style:font-name="Arvo" fo:font-size="16pt" officeooo:rsid="00125d4b" style:font-size-asian="16pt" style:font-size-complex="16pt"/>
    </style:style>
    <style:style style:name="T2" style:family="text">
      <style:text-properties fo:color="#428bca" style:font-name="Arvo" fo:font-size="16pt" officeooo:rsid="00157a89" style:font-size-asian="16pt" style:font-size-complex="16pt"/>
    </style:style>
    <style:style style:name="T3" style:family="text">
      <style:text-properties style:font-name="Arvo" fo:font-size="16pt" officeooo:rsid="000e8e04" style:font-size-asian="16pt" style:font-size-complex="16pt"/>
    </style:style>
    <style:style style:name="T4" style:family="text">
      <style:text-properties style:font-name="Arvo" fo:font-size="16pt" officeooo:rsid="00125caa" style:font-size-asian="16pt" style:font-size-complex="16pt"/>
    </style:style>
    <style:style style:name="T5" style:family="text">
      <style:text-properties style:font-name="Arvo" fo:font-size="16pt" officeooo:rsid="00125d4b" style:font-size-asian="16pt" style:font-size-complex="16pt"/>
    </style:style>
    <style:style style:name="T6" style:family="text">
      <style:text-properties style:font-name="Arvo" fo:font-size="16pt" officeooo:rsid="00138abe" style:font-size-asian="16pt" style:font-size-complex="16pt"/>
    </style:style>
    <style:style style:name="T7" style:family="text">
      <style:text-properties style:font-name="Arvo" fo:font-size="16pt" officeooo:rsid="00157a89" style:font-size-asian="16pt" style:font-size-complex="16pt"/>
    </style:style>
    <style:style style:name="T8" style:family="text">
      <style:text-properties fo:color="#000000" style:font-name="Arvo" fo:font-size="16pt" officeooo:rsid="000e8e04" style:font-size-asian="16pt" style:font-size-complex="16pt"/>
    </style:style>
    <style:style style:name="T9" style:family="text">
      <style:text-properties fo:color="#000000" style:font-name="Arvo" fo:font-size="16pt" fo:font-weight="bold" officeooo:rsid="000e8e04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Kindlebox! </text:p>
      <text:p text:style-name="P1"/>
      <text:p text:style-name="P2"><text:span text:style-name="T8">This PDF has been added to your </text:span><text:span text:style-name="T9">Dropbox/Apps/kindle-box</text:span><text:span text:style-name="T8"> folder.</text:span><text:span text:style-name="T3"> In a few minutes, you'll be able to </text:span><text:span text:style-name="T4">download and </text:span><text:span text:style-name="T3">read </text:span><text:span text:style-name="T7">this</text:span><text:span text:style-name="T3"> same file on your Kindle device. This confirm</text:span><text:span text:style-name="T7">s</text:span><text:span text:style-name="T3"> that your Kindlebox account is active. Then, </text:span><text:span text:style-name="T6">use a file manager like “Finder” </text:span><text:span text:style-name="T7">on Mac OS or the </text:span><text:a xlink:type="simple" xlink:href="https://www.dropbox.com/work/Apps/kindle-box"><text:span text:style-name="T7">Dropbox website</text:span></text:a><text:span text:style-name="T7"> to add your PDFs and eBooks to </text:span><text:span text:style-name="T9">Dropbox/Apps/kindle-box</text:span><text:span text:style-name="T3">. </text:span><text:span text:style-name="T7">Any files you add there will</text:span><text:span text:style-name="T4"> also get sent </text:span><text:span text:style-name="T3">to your Kindle.</text:span></text:p>
      <text:p text:style-name="P2"/>
      <text:p text:style-name="P2"><text:span text:style-name="T5">Check out the </text:span><text:a xlink:type="simple" xlink:href="https://kindlebox.me/about"><text:span text:style-name="T2">About Kindlebox page</text:span></text:a><text:span text:style-name="T5"> for some FAQs. </text:span><text:span text:style-name="T3">Happy rea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</meta:initial-creator>
    <meta:creation-date>2015-01-24T03:46:47.394471176</meta:creation-date>
    <dc:date>2015-02-17T21:17:14.008651040</dc:date>
    <dc:creator>stephanie </dc:creator>
    <meta:editing-duration>PT27M57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3" meta:word-count="83" meta:character-count="481" meta:non-whitespace-character-count="400"/>
  </office:meta>
</office:document-meta>
</file>